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3E803CE2F36E699D9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Fira Code SemiBold" svg:font-family="'Fira Code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 SemiBold" fo:font-size="26pt" officeooo:rsid="00171143" officeooo:paragraph-rsid="0019346e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Fira Code SemiBold" fo:font-size="26pt" officeooo:rsid="0019346e" officeooo:paragraph-rsid="0019346e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Fira Code SemiBold" fo:font-size="26pt" officeooo:rsid="001b89ba" officeooo:paragraph-rsid="001b89ba" style:font-size-asian="26pt" style:font-size-complex="26pt"/>
    </style:style>
    <style:style style:name="T1" style:family="text">
      <style:text-properties officeooo:rsid="0019346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gitale</text:p>
      <text:p text:style-name="P1">G<text:span text:style-name="T1">etränke- und</text:span></text:p>
      <text:p text:style-name="P2"><draw:frame draw:style-name="fr1" draw:name="Image1" text:anchor-type="paragraph" svg:y="0.6598in" svg:width="3.1465in" svg:height="3.1465in" draw:z-index="0"><draw:image xlink:href="Pictures/10000000000003E8000003E803CE2F36E699D9E6.png" xlink:type="simple" xlink:show="embed" xlink:actuate="onLoad" loext:mime-type="image/png"/></draw:frame>Speisekar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Fira Code SemiBold" svg:font-family="'Fira Code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299in" fo:page-height="5.8299in" style:num-format="1" style:print-orientation="portrait" fo:margin-top="0.6in" fo:margin-bottom="0.6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1:23:42.157749684</meta:creation-date>
    <dc:date>2020-06-08T11:53:15.923873337</dc:date>
    <meta:editing-duration>PT5M36S</meta:editing-duration>
    <meta:editing-cycles>4</meta:editing-cycles>
    <meta:generator>LibreOffice/6.3.6.2$Linux_X86_64 LibreOffice_project/30$Build-2</meta:generator>
    <meta:document-statistic meta:table-count="0" meta:image-count="1" meta:object-count="0" meta:page-count="1" meta:paragraph-count="3" meta:word-count="4" meta:character-count="32" meta:non-whitespace-character-count="31"/>
  </office:meta>
</office:document-meta>
</file>